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float" office:value="8">
            <text:p>8</text:p>
          </table:table-cell>
          <table:table-cell table:style-name="ce4" office:value-type="float" office:value="3881">
            <text:p>3881</text:p>
          </table:table-cell>
          <table:table-cell table:style-name="ce6" office:value-type="string">
            <text:p>Principal</text:p>
          </table:table-cell>
          <table:table-cell table:style-name="ce1" office:value-type="float" office:value="8">
            <text:p>8</text:p>
          </table:table-cell>
          <table:table-cell table:style-name="ce4" office:value-type="float" office:value="4940">
            <text:p>4940</text:p>
          </table:table-cell>
          <table:table-cell table:style-name="ce10" office:value-type="string">
            <text:p>Nouric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82">
            <text:p>3882</text:p>
          </table:table-cell>
          <table:table-cell/>
          <table:table-cell table:style-name="ce2" office:value-type="float" office:value="16">
            <text:p>16</text:p>
          </table:table-cell>
          <table:table-cell table:style-name="Default" office:value-type="float" office:value="4946">
            <text:p>4946</text:p>
          </table:table-cell>
          <table:table-cell table:style-name="ce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83">
            <text:p>3883</text:p>
          </table:table-cell>
          <table:table-cell/>
          <table:table-cell table:style-name="ce2" office:value-type="float" office:value="24">
            <text:p>24</text:p>
          </table:table-cell>
          <table:table-cell table:style-name="Default" office:value-type="float" office:value="4957">
            <text:p>4957</text:p>
          </table:table-cell>
          <table:table-cell table:style-name="ce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84">
            <text:p>3884</text:p>
          </table:table-cell>
          <table:table-cell/>
          <table:table-cell table:style-name="ce2" office:value-type="float" office:value="32">
            <text:p>32</text:p>
          </table:table-cell>
          <table:table-cell table:style-name="Default" office:value-type="float" office:value="4968">
            <text:p>4968</text:p>
          </table:table-cell>
          <table:table-cell table:style-name="ce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85">
            <text:p>3885</text:p>
          </table:table-cell>
          <table:table-cell/>
          <table:table-cell table:style-name="ce2" office:value-type="float" office:value="40">
            <text:p>40</text:p>
          </table:table-cell>
          <table:table-cell table:style-name="Default" office:value-type="float" office:value="4978">
            <text:p>4978</text:p>
          </table:table-cell>
          <table:table-cell table:style-name="ce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87">
            <text:p>3887</text:p>
          </table:table-cell>
          <table:table-cell/>
          <table:table-cell table:style-name="ce2" office:value-type="float" office:value="48">
            <text:p>48</text:p>
          </table:table-cell>
          <table:table-cell table:style-name="Default" office:value-type="float" office:value="4987">
            <text:p>4987</text:p>
          </table:table-cell>
          <table:table-cell table:style-name="ce1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889">
            <text:p>3889</text:p>
          </table:table-cell>
          <table:table-cell/>
          <table:table-cell table:style-name="ce2" office:value-type="float" office:value="56">
            <text:p>56</text:p>
          </table:table-cell>
          <table:table-cell table:style-name="Default" office:value-type="float" office:value="4996">
            <text:p>4996</text:p>
          </table:table-cell>
          <table:table-cell table:style-name="ce1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890">
            <text:p>3890</text:p>
          </table:table-cell>
          <table:table-cell/>
          <table:table-cell table:style-name="ce2" office:value-type="float" office:value="64">
            <text:p>64</text:p>
          </table:table-cell>
          <table:table-cell table:style-name="Default" office:value-type="float" office:value="5003">
            <text:p>5003</text:p>
          </table:table-cell>
          <table:table-cell table:style-name="ce1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892">
            <text:p>3892</text:p>
          </table:table-cell>
          <table:table-cell/>
          <table:table-cell table:style-name="ce2" office:value-type="float" office:value="72">
            <text:p>72</text:p>
          </table:table-cell>
          <table:table-cell table:style-name="Default" office:value-type="float" office:value="5011">
            <text:p>5011</text:p>
          </table:table-cell>
          <table:table-cell table:style-name="ce1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95">
            <text:p>3895</text:p>
          </table:table-cell>
          <table:table-cell/>
          <table:table-cell table:style-name="ce2" office:value-type="float" office:value="80">
            <text:p>80</text:p>
          </table:table-cell>
          <table:table-cell table:style-name="Default" office:value-type="float" office:value="5018">
            <text:p>5018</text:p>
          </table:table-cell>
          <table:table-cell table:style-name="ce11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898">
            <text:p>3898</text:p>
          </table:table-cell>
          <table:table-cell/>
          <table:table-cell table:style-name="ce2" office:value-type="float" office:value="88">
            <text:p>88</text:p>
          </table:table-cell>
          <table:table-cell table:style-name="Default" office:value-type="float" office:value="5025">
            <text:p>5025</text:p>
          </table:table-cell>
          <table:table-cell table:style-name="ce1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900">
            <text:p>3900</text:p>
          </table:table-cell>
          <table:table-cell/>
          <table:table-cell table:style-name="ce3" office:value-type="float" office:value="92">
            <text:p>92</text:p>
          </table:table-cell>
          <table:table-cell table:style-name="ce5" office:value-type="float" office:value="5026">
            <text:p>5026</text:p>
          </table:table-cell>
          <table:table-cell table:style-name="ce1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902">
            <text:p>3902</text:p>
          </table:table-cell>
          <table:table-cell/>
          <table:table-cell table:formula="of:=[.A1]+92" office:value-type="float" office:value="100">
            <text:p>100</text:p>
          </table:table-cell>
          <table:table-cell table:formula="of:=([.B1]*[.A1]+92*5026)/(92+[.A1])" office:value-type="float" office:value="4934.4">
            <text:p>4934,4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904">
            <text:p>3904</text:p>
          </table:table-cell>
          <table:table-cell/>
          <table:table-cell table:formula="of:=[.A2]+92" office:value-type="float" office:value="108">
            <text:p>108</text:p>
          </table:table-cell>
          <table:table-cell table:formula="of:=([.B2]*[.A2]+92*5026)/(92+[.A2])" office:value-type="float" office:value="4856.51851851852">
            <text:p>4856,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05">
            <text:p>3905</text:p>
          </table:table-cell>
          <table:table-cell/>
          <table:table-cell table:formula="of:=[.A3]+92" office:value-type="float" office:value="116">
            <text:p>116</text:p>
          </table:table-cell>
          <table:table-cell table:formula="of:=([.B3]*[.A3]+92*5026)/(92+[.A3])" office:value-type="float" office:value="4789.51724137931">
            <text:p>4789,5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906">
            <text:p>3906</text:p>
          </table:table-cell>
          <table:table-cell/>
          <table:table-cell table:formula="of:=[.A4]+92" office:value-type="float" office:value="124">
            <text:p>124</text:p>
          </table:table-cell>
          <table:table-cell table:formula="of:=([.B4]*[.A4]+92*5026)/(92+[.A4])" office:value-type="float" office:value="4731.29032258065">
            <text:p>4731,2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907">
            <text:p>3907</text:p>
          </table:table-cell>
          <table:table-cell/>
          <table:table-cell table:formula="of:=[.A5]+92" office:value-type="float" office:value="132">
            <text:p>132</text:p>
          </table:table-cell>
          <table:table-cell table:formula="of:=([.B5]*[.A5]+92*5026)/(92+[.A5])" office:value-type="float" office:value="4680.24242424242">
            <text:p>4680,2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908">
            <text:p>3908</text:p>
          </table:table-cell>
          <table:table-cell/>
          <table:table-cell table:formula="of:=[.A6]+92" office:value-type="float" office:value="140">
            <text:p>140</text:p>
          </table:table-cell>
          <table:table-cell table:formula="of:=([.B6]*[.A6]+92*5026)/(92+[.A6])" office:value-type="float" office:value="4635.48571428571">
            <text:p>4635,4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909">
            <text:p>3909</text:p>
          </table:table-cell>
          <table:table-cell/>
          <table:table-cell table:formula="of:=[.A7]+92" office:value-type="float" office:value="148">
            <text:p>148</text:p>
          </table:table-cell>
          <table:table-cell table:formula="of:=([.B7]*[.A7]+92*5026)/(92+[.A7])" office:value-type="float" office:value="4595.78378378378">
            <text:p>4595,7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910">
            <text:p>3910</text:p>
          </table:table-cell>
          <table:table-cell/>
          <table:table-cell table:formula="of:=[.A8]+92" office:value-type="float" office:value="156">
            <text:p>156</text:p>
          </table:table-cell>
          <table:table-cell table:formula="of:=([.B8]*[.A8]+92*5026)/(92+[.A8])" office:value-type="float" office:value="4559.94871794872">
            <text:p>4559,95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11">
            <text:p>3911</text:p>
          </table:table-cell>
          <table:table-cell/>
          <table:table-cell table:formula="of:=[.A9]+92" office:value-type="float" office:value="164">
            <text:p>164</text:p>
          </table:table-cell>
          <table:table-cell table:formula="of:=([.B9]*[.A9]+92*5026)/(92+[.A9])" office:value-type="float" office:value="4528.14634146341">
            <text:p>4528,1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911">
            <text:p>3911</text:p>
          </table:table-cell>
          <table:table-cell/>
          <table:table-cell table:formula="of:=[.A10]+92" office:value-type="float" office:value="172">
            <text:p>172</text:p>
          </table:table-cell>
          <table:table-cell table:formula="of:=([.B10]*[.A10]+92*5026)/(92+[.A10])" office:value-type="float" office:value="4499.95348837209">
            <text:p>4499,9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912">
            <text:p>3912</text:p>
          </table:table-cell>
          <table:table-cell/>
          <table:table-cell table:formula="of:=[.A11]+92" office:value-type="float" office:value="180">
            <text:p>180</text:p>
          </table:table-cell>
          <table:table-cell table:formula="of:=([.B11]*[.A11]+92*5026)/(92+[.A11])" office:value-type="float" office:value="4474.53333333333">
            <text:p>4474,5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912">
            <text:p>3912</text:p>
          </table:table-cell>
          <table:table-cell/>
          <table:table-cell table:formula="of:=[.A12]+92" office:value-type="float" office:value="188">
            <text:p>188</text:p>
          </table:table-cell>
          <table:table-cell table:formula="of:=([.B12]*[.A12]+92*5026)/(92+[.A12])" office:value-type="float" office:value="4451.02127659575">
            <text:p>4451,0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13">
            <text:p>3913</text:p>
          </table:table-cell>
          <table:table-cell/>
          <table:table-cell table:formula="of:=[.A13]+92" office:value-type="float" office:value="196">
            <text:p>196</text:p>
          </table:table-cell>
          <table:table-cell table:formula="of:=([.B13]*[.A13]+92*5026)/(92+[.A13])" office:value-type="float" office:value="4429.59183673469">
            <text:p>4429,5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913">
            <text:p>3913</text:p>
          </table:table-cell>
          <table:table-cell/>
          <table:table-cell table:formula="of:=[.A14]+92" office:value-type="float" office:value="204">
            <text:p>204</text:p>
          </table:table-cell>
          <table:table-cell table:formula="of:=([.B14]*[.A14]+92*5026)/(92+[.A14])" office:value-type="float" office:value="4410">
            <text:p>4410,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914">
            <text:p>3914</text:p>
          </table:table-cell>
          <table:table-cell/>
          <table:table-cell table:formula="of:=[.A15]+92" office:value-type="float" office:value="212">
            <text:p>212</text:p>
          </table:table-cell>
          <table:table-cell table:formula="of:=([.B15]*[.A15]+92*5026)/(92+[.A15])" office:value-type="float" office:value="4391.47169811321">
            <text:p>4391,47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914">
            <text:p>3914</text:p>
          </table:table-cell>
          <table:table-cell/>
          <table:table-cell table:formula="of:=[.A16]+92" office:value-type="float" office:value="220">
            <text:p>220</text:p>
          </table:table-cell>
          <table:table-cell table:formula="of:=([.B16]*[.A16]+92*5026)/(92+[.A16])" office:value-type="float" office:value="4374.36363636364">
            <text:p>4374,3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915">
            <text:p>3915</text:p>
          </table:table-cell>
          <table:table-cell/>
          <table:table-cell table:formula="of:=[.A17]+92" office:value-type="float" office:value="228">
            <text:p>228</text:p>
          </table:table-cell>
          <table:table-cell table:formula="of:=([.B17]*[.A17]+92*5026)/(92+[.A17])" office:value-type="float" office:value="4358.52631578947">
            <text:p>4358,5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915">
            <text:p>3915</text:p>
          </table:table-cell>
          <table:table-cell/>
          <table:table-cell table:formula="of:=[.A18]+92" office:value-type="float" office:value="236">
            <text:p>236</text:p>
          </table:table-cell>
          <table:table-cell table:formula="of:=([.B18]*[.A18]+92*5026)/(92+[.A18])" office:value-type="float" office:value="4343.83050847458">
            <text:p>4343,8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15">
            <text:p>3915</text:p>
          </table:table-cell>
          <table:table-cell/>
          <table:table-cell table:formula="of:=[.A19]+92" office:value-type="float" office:value="244">
            <text:p>244</text:p>
          </table:table-cell>
          <table:table-cell table:formula="of:=([.B19]*[.A19]+92*5026)/(92+[.A19])" office:value-type="float" office:value="4330.16393442623">
            <text:p>4330,1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916">
            <text:p>3916</text:p>
          </table:table-cell>
          <table:table-cell/>
          <table:table-cell table:formula="of:=[.A20]+92" office:value-type="float" office:value="252">
            <text:p>252</text:p>
          </table:table-cell>
          <table:table-cell table:formula="of:=([.B20]*[.A20]+92*5026)/(92+[.A20])" office:value-type="float" office:value="4317.42857142857">
            <text:p>4317,4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916">
            <text:p>3916</text:p>
          </table:table-cell>
          <table:table-cell/>
          <table:table-cell table:formula="of:=[.A21]+92" office:value-type="float" office:value="260">
            <text:p>260</text:p>
          </table:table-cell>
          <table:table-cell table:formula="of:=([.B21]*[.A21]+92*5026)/(92+[.A21])" office:value-type="float" office:value="4305.53846153846">
            <text:p>4305,54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916">
            <text:p>3916</text:p>
          </table:table-cell>
          <table:table-cell/>
          <table:table-cell table:formula="of:=[.A22]+92" office:value-type="float" office:value="268">
            <text:p>268</text:p>
          </table:table-cell>
          <table:table-cell table:formula="of:=([.B22]*[.A22]+92*5026)/(92+[.A22])" office:value-type="float" office:value="4293.76119402985">
            <text:p>4293,7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916">
            <text:p>3916</text:p>
          </table:table-cell>
          <table:table-cell/>
          <table:table-cell table:formula="of:=[.A23]+92" office:value-type="float" office:value="276">
            <text:p>276</text:p>
          </table:table-cell>
          <table:table-cell table:formula="of:=([.B23]*[.A23]+92*5026)/(92+[.A23])" office:value-type="float" office:value="4283.33333333333">
            <text:p>4283,33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917">
            <text:p>3917</text:p>
          </table:table-cell>
          <table:table-cell/>
          <table:table-cell table:formula="of:=[.A24]+92" office:value-type="float" office:value="284">
            <text:p>284</text:p>
          </table:table-cell>
          <table:table-cell table:formula="of:=([.B24]*[.A24]+92*5026)/(92+[.A24])" office:value-type="float" office:value="4272.87323943662">
            <text:p>4272,87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917">
            <text:p>3917</text:p>
          </table:table-cell>
          <table:table-cell/>
          <table:table-cell table:formula="of:=[.A25]+92" office:value-type="float" office:value="292">
            <text:p>292</text:p>
          </table:table-cell>
          <table:table-cell table:formula="of:=([.B25]*[.A25]+92*5026)/(92+[.A25])" office:value-type="float" office:value="4263.67123287671">
            <text:p>4263,67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917">
            <text:p>3917</text:p>
          </table:table-cell>
          <table:table-cell/>
          <table:table-cell table:formula="of:=[.A26]+92" office:value-type="float" office:value="300">
            <text:p>300</text:p>
          </table:table-cell>
          <table:table-cell table:formula="of:=([.B26]*[.A26]+92*5026)/(92+[.A26])" office:value-type="float" office:value="4254.32">
            <text:p>4254,3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926">
            <text:p>3926</text:p>
          </table:table-cell>
          <table:table-cell/>
          <table:table-cell table:formula="of:=[.A27]+92" office:value-type="float" office:value="308">
            <text:p>308</text:p>
          </table:table-cell>
          <table:table-cell table:formula="of:=([.B27]*[.A27]+92*5026)/(92+[.A27])" office:value-type="float" office:value="4246.15584415585">
            <text:p>4246,1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935">
            <text:p>3935</text:p>
          </table:table-cell>
          <table:table-cell/>
          <table:table-cell table:formula="of:=[.A28]+92" office:value-type="float" office:value="316">
            <text:p>316</text:p>
          </table:table-cell>
          <table:table-cell table:formula="of:=([.B28]*[.A28]+92*5026)/(92+[.A28])" office:value-type="float" office:value="4237.74683544304">
            <text:p>4237,7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943">
            <text:p>3943</text:p>
          </table:table-cell>
          <table:table-cell/>
          <table:table-cell table:formula="of:=[.A29]+92" office:value-type="float" office:value="324">
            <text:p>324</text:p>
          </table:table-cell>
          <table:table-cell table:formula="of:=([.B29]*[.A29]+92*5026)/(92+[.A29])" office:value-type="float" office:value="4230.46913580247">
            <text:p>4230,4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954">
            <text:p>3954</text:p>
          </table:table-cell>
          <table:table-cell/>
          <table:table-cell table:formula="of:=[.A30]+92" office:value-type="float" office:value="332">
            <text:p>332</text:p>
          </table:table-cell>
          <table:table-cell table:formula="of:=([.B30]*[.A30]+92*5026)/(92+[.A30])" office:value-type="float" office:value="4222.86746987952">
            <text:p>4222,8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962">
            <text:p>3962</text:p>
          </table:table-cell>
          <table:table-cell/>
          <table:table-cell table:formula="of:=[.A31]+92" office:value-type="float" office:value="340">
            <text:p>340</text:p>
          </table:table-cell>
          <table:table-cell table:formula="of:=([.B31]*[.A31]+92*5026)/(92+[.A31])" office:value-type="float" office:value="4215.62352941177">
            <text:p>4215,6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971">
            <text:p>3971</text:p>
          </table:table-cell>
          <table:table-cell/>
          <table:table-cell table:formula="of:=[.A32]+92" office:value-type="float" office:value="348">
            <text:p>348</text:p>
          </table:table-cell>
          <table:table-cell table:formula="of:=([.B32]*[.A32]+92*5026)/(92+[.A32])" office:value-type="float" office:value="4209.44827586207">
            <text:p>4209,4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978">
            <text:p>3978</text:p>
          </table:table-cell>
          <table:table-cell/>
          <table:table-cell table:formula="of:=[.A33]+92" office:value-type="float" office:value="356">
            <text:p>356</text:p>
          </table:table-cell>
          <table:table-cell table:formula="of:=([.B33]*[.A33]+92*5026)/(92+[.A33])" office:value-type="float" office:value="4202.85393258427">
            <text:p>4202,8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988">
            <text:p>3988</text:p>
          </table:table-cell>
          <table:table-cell/>
          <table:table-cell table:formula="of:=[.A34]+92" office:value-type="float" office:value="364">
            <text:p>364</text:p>
          </table:table-cell>
          <table:table-cell table:formula="of:=([.B34]*[.A34]+92*5026)/(92+[.A34])" office:value-type="float" office:value="4196.54945054945">
            <text:p>4196,5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995">
            <text:p>3995</text:p>
          </table:table-cell>
          <table:table-cell/>
          <table:table-cell table:formula="of:=[.A35]+92" office:value-type="float" office:value="372">
            <text:p>372</text:p>
          </table:table-cell>
          <table:table-cell table:formula="of:=([.B35]*[.A35]+92*5026)/(92+[.A35])" office:value-type="float" office:value="4190.51612903226">
            <text:p>4190,5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003">
            <text:p>4003</text:p>
          </table:table-cell>
          <table:table-cell/>
          <table:table-cell table:formula="of:=[.A36]+92" office:value-type="float" office:value="380">
            <text:p>380</text:p>
          </table:table-cell>
          <table:table-cell table:formula="of:=([.B36]*[.A36]+92*5026)/(92+[.A36])" office:value-type="float" office:value="4185.49473684211">
            <text:p>4185,4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010">
            <text:p>4010</text:p>
          </table:table-cell>
          <table:table-cell/>
          <table:table-cell table:formula="of:=[.A37]+92" office:value-type="float" office:value="388">
            <text:p>388</text:p>
          </table:table-cell>
          <table:table-cell table:formula="of:=([.B37]*[.A37]+92*5026)/(92+[.A37])" office:value-type="float" office:value="4179.9587628866">
            <text:p>4179,9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017">
            <text:p>4017</text:p>
          </table:table-cell>
          <table:table-cell/>
          <table:table-cell table:formula="of:=[.A38]+92" office:value-type="float" office:value="396">
            <text:p>396</text:p>
          </table:table-cell>
          <table:table-cell table:formula="of:=([.B38]*[.A38]+92*5026)/(92+[.A38])" office:value-type="float" office:value="4174.64646464646">
            <text:p>4174,6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024">
            <text:p>4024</text:p>
          </table:table-cell>
          <table:table-cell/>
          <table:table-cell table:formula="of:=[.A39]+92" office:value-type="float" office:value="404">
            <text:p>404</text:p>
          </table:table-cell>
          <table:table-cell table:formula="of:=([.B39]*[.A39]+92*5026)/(92+[.A39])" office:value-type="float" office:value="4176.49504950495">
            <text:p>4176,5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030">
            <text:p>4030</text:p>
          </table:table-cell>
          <table:table-cell/>
          <table:table-cell table:formula="of:=[.A40]+92" office:value-type="float" office:value="412">
            <text:p>412</text:p>
          </table:table-cell>
          <table:table-cell table:formula="of:=([.B40]*[.A40]+92*5026)/(92+[.A40])" office:value-type="float" office:value="4178.6213592233">
            <text:p>4178,6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034">
            <text:p>4034</text:p>
          </table:table-cell>
          <table:table-cell/>
          <table:table-cell table:formula="of:=[.A41]+92" office:value-type="float" office:value="420">
            <text:p>420</text:p>
          </table:table-cell>
          <table:table-cell table:formula="of:=([.B41]*[.A41]+92*5026)/(92+[.A41])" office:value-type="float" office:value="4180.22857142857">
            <text:p>4180,23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040">
            <text:p>4040</text:p>
          </table:table-cell>
          <table:table-cell/>
          <table:table-cell table:formula="of:=[.A42]+92" office:value-type="float" office:value="428">
            <text:p>428</text:p>
          </table:table-cell>
          <table:table-cell table:formula="of:=([.B42]*[.A42]+92*5026)/(92+[.A42])" office:value-type="float" office:value="4184.42990654206">
            <text:p>4184,4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046">
            <text:p>4046</text:p>
          </table:table-cell>
          <table:table-cell/>
          <table:table-cell table:formula="of:=[.A43]+92" office:value-type="float" office:value="436">
            <text:p>436</text:p>
          </table:table-cell>
          <table:table-cell table:formula="of:=([.B43]*[.A43]+92*5026)/(92+[.A43])" office:value-type="float" office:value="4186.51376146789">
            <text:p>4186,5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052">
            <text:p>4052</text:p>
          </table:table-cell>
          <table:table-cell/>
          <table:table-cell table:formula="of:=[.A44]+92" office:value-type="float" office:value="444">
            <text:p>444</text:p>
          </table:table-cell>
          <table:table-cell table:formula="of:=([.B44]*[.A44]+92*5026)/(92+[.A44])" office:value-type="float" office:value="4189.6036036036">
            <text:p>4189,6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057">
            <text:p>4057</text:p>
          </table:table-cell>
          <table:table-cell/>
          <table:table-cell table:formula="of:=[.A45]+92" office:value-type="float" office:value="452">
            <text:p>452</text:p>
          </table:table-cell>
          <table:table-cell table:formula="of:=([.B45]*[.A45]+92*5026)/(92+[.A45])" office:value-type="float" office:value="4191.30973451327">
            <text:p>4191,3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063">
            <text:p>4063</text:p>
          </table:table-cell>
          <table:table-cell/>
          <table:table-cell table:formula="of:=[.A46]+92" office:value-type="float" office:value="460">
            <text:p>460</text:p>
          </table:table-cell>
          <table:table-cell table:formula="of:=([.B46]*[.A46]+92*5026)/(92+[.A46])" office:value-type="float" office:value="4195.6">
            <text:p>4195,6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068">
            <text:p>4068</text:p>
          </table:table-cell>
          <table:table-cell/>
          <table:table-cell table:formula="of:=[.A47]+92" office:value-type="float" office:value="468">
            <text:p>468</text:p>
          </table:table-cell>
          <table:table-cell table:formula="of:=([.B47]*[.A47]+92*5026)/(92+[.A47])" office:value-type="float" office:value="4197.67521367521">
            <text:p>4197,68</text:p>
          </table:table-cell>
          <table:table-cell/>
        </table:table-row>
        <table:table-row table:style-name="ro1">
          <table:table-cell table:style-name="ce3" office:value-type="float" office:value="480">
            <text:p>480</text:p>
          </table:table-cell>
          <table:table-cell table:style-name="ce5" office:value-type="float" office:value="4075">
            <text:p>4075</text:p>
          </table:table-cell>
          <table:table-cell table:style-name="ce8"/>
          <table:table-cell table:formula="of:=[.A48]+92" office:value-type="float" office:value="476">
            <text:p>476</text:p>
          </table:table-cell>
          <table:table-cell table:formula="of:=([.B48]*[.A48]+92*5026)/(92+[.A48])" office:value-type="float" office:value="4200.72268907563">
            <text:p>4200,72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49]+92" office:value-type="float" office:value="484">
            <text:p>484</text:p>
          </table:table-cell>
          <table:table-cell table:formula="of:=([.B49]*[.A49]+92*5026)/(92+[.A49])" office:value-type="float" office:value="4203.12396694215">
            <text:p>4203,12</text:p>
          </table:table-cell>
          <table:table-cell>
            <draw:frame table:end-cell-address="Feuille1.O90" table:end-x="0.276cm" table:end-y="0.45cm" draw:z-index="0" draw:style-name="gr1" svg:width="20.488cm" svg:height="13.39cm" svg:x="0.111cm" svg:y="0.106cm">
              <draw:object draw:notify-on-update-of-ranges="Feuille1.D1:Feuille1.D72 Feuille1.E1:Feuille1.E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A50]+92" office:value-type="float" office:value="492">
            <text:p>492</text:p>
          </table:table-cell>
          <table:table-cell table:formula="of:=([.B50]*[.A50]+92*5026)/(92+[.A50])" office:value-type="float" office:value="4205.67479674797">
            <text:p>4205,6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1]+92" office:value-type="float" office:value="500">
            <text:p>500</text:p>
          </table:table-cell>
          <table:table-cell table:formula="of:=([.B51]*[.A51]+92*5026)/(92+[.A51])" office:value-type="float" office:value="4208.368">
            <text:p>4208,3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2]+92" office:value-type="float" office:value="508">
            <text:p>508</text:p>
          </table:table-cell>
          <table:table-cell table:formula="of:=([.B52]*[.A52]+92*5026)/(92+[.A52])" office:value-type="float" office:value="4210.37795275591">
            <text:p>4210,3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3]+92" office:value-type="float" office:value="516">
            <text:p>516</text:p>
          </table:table-cell>
          <table:table-cell table:formula="of:=([.B53]*[.A53]+92*5026)/(92+[.A53])" office:value-type="float" office:value="4210.86821705426">
            <text:p>4210,8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4]+92" office:value-type="float" office:value="524">
            <text:p>524</text:p>
          </table:table-cell>
          <table:table-cell table:formula="of:=([.B54]*[.A54]+92*5026)/(92+[.A54])" office:value-type="float" office:value="4213.11450381679">
            <text:p>4213,1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5]+92" office:value-type="float" office:value="532">
            <text:p>532</text:p>
          </table:table-cell>
          <table:table-cell table:formula="of:=([.B55]*[.A55]+92*5026)/(92+[.A55])" office:value-type="float" office:value="4215.47368421053">
            <text:p>4215,4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6]+92" office:value-type="float" office:value="540">
            <text:p>540</text:p>
          </table:table-cell>
          <table:table-cell table:formula="of:=([.B56]*[.A56]+92*5026)/(92+[.A56])" office:value-type="float" office:value="4217.94074074074">
            <text:p>4217,9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7]+92" office:value-type="float" office:value="548">
            <text:p>548</text:p>
          </table:table-cell>
          <table:table-cell table:formula="of:=([.B57]*[.A57]+92*5026)/(92+[.A57])" office:value-type="float" office:value="4219.67883211679">
            <text:p>4219,6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8]+92" office:value-type="float" office:value="556">
            <text:p>556</text:p>
          </table:table-cell>
          <table:table-cell table:formula="of:=([.B58]*[.A58]+92*5026)/(92+[.A58])" office:value-type="float" office:value="4222.34532374101">
            <text:p>4222,3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59]+92" office:value-type="float" office:value="564">
            <text:p>564</text:p>
          </table:table-cell>
          <table:table-cell table:formula="of:=([.B59]*[.A59]+92*5026)/(92+[.A59])" office:value-type="float" office:value="4224.2695035461">
            <text:p>4224,2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formula="of:=[.A60]+92" office:value-type="float" office:value="572">
            <text:p>572</text:p>
          </table:table-cell>
          <table:table-cell table:formula="of:=([.B60]*[.A60]+92*5026)/(92+[.A60])" office:value-type="float" office:value="4227.95804195804">
            <text:p>4227,96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6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2T15:25:57</meta:creation-date>
    <dc:date>2012-01-12T16:26:03</dc:date>
    <meta:editing-duration>PT00H12M20S</meta:editing-duration>
    <meta:editing-cycles>3</meta:editing-cycles>
    <meta:generator>OpenOffice.org/3.2$Linux OpenOffice.org_project/320m12$Build-9483</meta:generator>
    <meta:document-statistic meta:table-count="3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89cm" svg:height="13.391cm" xlink:href=".." chart:class="chart:scatter" chart:style-name="ch1">
        <chart:legend chart:legend-position="end" svg:x="18.107cm" svg:y="6.413cm" chart:style-name="ch2"/>
        <chart:plot-area chart:style-name="ch3" table:cell-range-address="Feuille1.D1:Feuille1.E72" svg:x="0.409cm" svg:y="0.267cm" svg:width="17.29cm" svg:height="12.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1:Feuille1.E72" chart:class="chart:scatter">
            <chart:domain table:cell-range-address="Feuille1.D1:Feuille1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Feuille1.D1:Feuille1.D72">8</text:p>
              </table:table-cell>
              <table:table-cell office:value-type="float" office:value="4940">
                <text:p text:id="Feuille1.E1:Feuille1.E72">49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4934.4">
                <text:p>493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">
                <text:p>108</text:p>
              </table:table-cell>
              <table:table-cell office:value-type="float" office:value="4856.51851851852">
                <text:p>4856.51851851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">
                <text:p>116</text:p>
              </table:table-cell>
              <table:table-cell office:value-type="float" office:value="4789.51724137931">
                <text:p>4789.51724137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">
                <text:p>124</text:p>
              </table:table-cell>
              <table:table-cell office:value-type="float" office:value="4731.29032258065">
                <text:p>4731.29032258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">
                <text:p>132</text:p>
              </table:table-cell>
              <table:table-cell office:value-type="float" office:value="4680.24242424242">
                <text:p>4680.24242424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  <table:table-cell office:value-type="float" office:value="4635.48571428571">
                <text:p>4635.4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">
                <text:p>148</text:p>
              </table:table-cell>
              <table:table-cell office:value-type="float" office:value="4595.78378378378">
                <text:p>4595.78378378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4559.94871794872">
                <text:p>4559.94871794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4528.14634146341">
                <text:p>4528.14634146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4499.95348837209">
                <text:p>4499.95348837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474.53333333333">
                <text:p>4474.5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">
                <text:p>188</text:p>
              </table:table-cell>
              <table:table-cell office:value-type="float" office:value="4451.02127659575">
                <text:p>4451.02127659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4429.59183673469">
                <text:p>4429.59183673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">
                <text:p>204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">
                <text:p>212</text:p>
              </table:table-cell>
              <table:table-cell office:value-type="float" office:value="4391.47169811321">
                <text:p>4391.47169811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4374.36363636364">
                <text:p>4374.3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4358.52631578947">
                <text:p>4358.52631578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">
                <text:p>236</text:p>
              </table:table-cell>
              <table:table-cell office:value-type="float" office:value="4343.83050847458">
                <text:p>4343.8305084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">
                <text:p>244</text:p>
              </table:table-cell>
              <table:table-cell office:value-type="float" office:value="4330.16393442623">
                <text:p>4330.16393442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">
                <text:p>252</text:p>
              </table:table-cell>
              <table:table-cell office:value-type="float" office:value="4317.42857142857">
                <text:p>4317.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4305.53846153846">
                <text:p>4305.5384615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8">
                <text:p>268</text:p>
              </table:table-cell>
              <table:table-cell office:value-type="float" office:value="4293.76119402985">
                <text:p>4293.7611940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">
                <text:p>276</text:p>
              </table:table-cell>
              <table:table-cell office:value-type="float" office:value="4283.33333333333">
                <text:p>4283.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4">
                <text:p>284</text:p>
              </table:table-cell>
              <table:table-cell office:value-type="float" office:value="4272.87323943662">
                <text:p>4272.87323943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">
                <text:p>292</text:p>
              </table:table-cell>
              <table:table-cell office:value-type="float" office:value="4263.67123287671">
                <text:p>4263.67123287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  <table:table-cell office:value-type="float" office:value="4254.32">
                <text:p>4254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">
                <text:p>308</text:p>
              </table:table-cell>
              <table:table-cell office:value-type="float" office:value="4246.15584415585">
                <text:p>4246.15584415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">
                <text:p>316</text:p>
              </table:table-cell>
              <table:table-cell office:value-type="float" office:value="4237.74683544304">
                <text:p>4237.74683544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4">
                <text:p>324</text:p>
              </table:table-cell>
              <table:table-cell office:value-type="float" office:value="4230.46913580247">
                <text:p>4230.46913580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2">
                <text:p>332</text:p>
              </table:table-cell>
              <table:table-cell office:value-type="float" office:value="4222.86746987952">
                <text:p>4222.86746987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">
                <text:p>340</text:p>
              </table:table-cell>
              <table:table-cell office:value-type="float" office:value="4215.62352941177">
                <text:p>4215.62352941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8">
                <text:p>348</text:p>
              </table:table-cell>
              <table:table-cell office:value-type="float" office:value="4209.44827586207">
                <text:p>4209.44827586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6">
                <text:p>356</text:p>
              </table:table-cell>
              <table:table-cell office:value-type="float" office:value="4202.85393258427">
                <text:p>4202.85393258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4">
                <text:p>364</text:p>
              </table:table-cell>
              <table:table-cell office:value-type="float" office:value="4196.54945054945">
                <text:p>4196.54945054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2">
                <text:p>372</text:p>
              </table:table-cell>
              <table:table-cell office:value-type="float" office:value="4190.51612903226">
                <text:p>4190.5161290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">
                <text:p>380</text:p>
              </table:table-cell>
              <table:table-cell office:value-type="float" office:value="4185.49473684211">
                <text:p>4185.49473684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8">
                <text:p>388</text:p>
              </table:table-cell>
              <table:table-cell office:value-type="float" office:value="4179.9587628866">
                <text:p>4179.95876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6">
                <text:p>396</text:p>
              </table:table-cell>
              <table:table-cell office:value-type="float" office:value="4174.64646464646">
                <text:p>4174.64646464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4">
                <text:p>404</text:p>
              </table:table-cell>
              <table:table-cell office:value-type="float" office:value="4176.49504950495">
                <text:p>4176.49504950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">
                <text:p>412</text:p>
              </table:table-cell>
              <table:table-cell office:value-type="float" office:value="4178.6213592233">
                <text:p>4178.6213592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">
                <text:p>420</text:p>
              </table:table-cell>
              <table:table-cell office:value-type="float" office:value="4180.22857142857">
                <text:p>4180.22857142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8">
                <text:p>428</text:p>
              </table:table-cell>
              <table:table-cell office:value-type="float" office:value="4184.42990654206">
                <text:p>4184.42990654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">
                <text:p>436</text:p>
              </table:table-cell>
              <table:table-cell office:value-type="float" office:value="4186.51376146789">
                <text:p>4186.51376146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">
                <text:p>444</text:p>
              </table:table-cell>
              <table:table-cell office:value-type="float" office:value="4189.6036036036">
                <text:p>4189.6036036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">
                <text:p>452</text:p>
              </table:table-cell>
              <table:table-cell office:value-type="float" office:value="4191.30973451327">
                <text:p>4191.309734513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0">
                <text:p>460</text:p>
              </table:table-cell>
              <table:table-cell office:value-type="float" office:value="4195.6">
                <text:p>419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8">
                <text:p>468</text:p>
              </table:table-cell>
              <table:table-cell office:value-type="float" office:value="4197.67521367521">
                <text:p>4197.67521367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6">
                <text:p>476</text:p>
              </table:table-cell>
              <table:table-cell office:value-type="float" office:value="4200.72268907563">
                <text:p>4200.72268907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4">
                <text:p>484</text:p>
              </table:table-cell>
              <table:table-cell office:value-type="float" office:value="4203.12396694215">
                <text:p>4203.12396694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2">
                <text:p>492</text:p>
              </table:table-cell>
              <table:table-cell office:value-type="float" office:value="4205.67479674797">
                <text:p>4205.67479674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">
                <text:p>500</text:p>
              </table:table-cell>
              <table:table-cell office:value-type="float" office:value="4208.368">
                <text:p>4208.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8">
                <text:p>508</text:p>
              </table:table-cell>
              <table:table-cell office:value-type="float" office:value="4210.37795275591">
                <text:p>4210.37795275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6">
                <text:p>516</text:p>
              </table:table-cell>
              <table:table-cell office:value-type="float" office:value="4210.86821705426">
                <text:p>4210.86821705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4">
                <text:p>524</text:p>
              </table:table-cell>
              <table:table-cell office:value-type="float" office:value="4213.11450381679">
                <text:p>4213.11450381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2">
                <text:p>532</text:p>
              </table:table-cell>
              <table:table-cell office:value-type="float" office:value="4215.47368421053">
                <text:p>4215.47368421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0">
                <text:p>540</text:p>
              </table:table-cell>
              <table:table-cell office:value-type="float" office:value="4217.94074074074">
                <text:p>4217.94074074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8">
                <text:p>548</text:p>
              </table:table-cell>
              <table:table-cell office:value-type="float" office:value="4219.67883211679">
                <text:p>4219.67883211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6">
                <text:p>556</text:p>
              </table:table-cell>
              <table:table-cell office:value-type="float" office:value="4222.34532374101">
                <text:p>4222.34532374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">
                <text:p>564</text:p>
              </table:table-cell>
              <table:table-cell office:value-type="float" office:value="4224.2695035461">
                <text:p>4224.269503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2">
                <text:p>572</text:p>
              </table:table-cell>
              <table:table-cell office:value-type="float" office:value="4227.95804195804">
                <text:p>4227.95804195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